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sure5" table:style-name="ta1">
        <table:shapes>
          <draw:frame draw:z-index="0" draw:style-name="gr1" draw:text-style-name="P1" svg:width="13.2689in" svg:height="6.2669in" svg:x="3.689in" svg:y="0.4051in">
            <draw:object draw:notify-on-update-of-ranges="mesure5.A1:mesure5.A1 mesure5.A2:mesure5.A779 mesure5.B1:mesure5.B1 mesure5.B2:mesure5.B7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87" calcext:value-type="float">
            <text:p>-3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681" calcext:value-type="float">
            <text:p>-6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49" calcext:value-type="float">
            <text:p>-3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403" calcext:value-type="float">
            <text:p>-4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033" calcext:value-type="float">
            <text:p>-20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018" calcext:value-type="float">
            <text:p>-2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223" calcext:value-type="float">
            <text:p>-1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58" calcext:value-type="float">
            <text:p>-35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79" calcext:value-type="float">
            <text:p>-3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345" calcext:value-type="float">
            <text:p>-3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425" calcext:value-type="float">
            <text:p>-14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457" calcext:value-type="float">
            <text:p>-45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737" calcext:value-type="float">
            <text:p>-7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818" calcext:value-type="float">
            <text:p>-8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294" calcext:value-type="float">
            <text:p>-12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13" calcext:value-type="float">
            <text:p>-16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797" calcext:value-type="float">
            <text:p>-7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041" calcext:value-type="float">
            <text:p>-10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466" calcext:value-type="float">
            <text:p>-46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013" calcext:value-type="float">
            <text:p>-20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51" calcext:value-type="float">
            <text:p>-115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43" calcext:value-type="float">
            <text:p>-11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36" calcext:value-type="float">
            <text:p>-23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487" calcext:value-type="float">
            <text:p>-148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892" calcext:value-type="float">
            <text:p>-89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823" calcext:value-type="float">
            <text:p>-82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879" calcext:value-type="float">
            <text:p>-87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473" calcext:value-type="float">
            <text:p>-14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443" calcext:value-type="float">
            <text:p>-144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614" calcext:value-type="float">
            <text:p>-6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657" calcext:value-type="float">
            <text:p>-6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30" calcext:value-type="float">
            <text:p>-33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560" calcext:value-type="float">
            <text:p>-56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396" calcext:value-type="float">
            <text:p>-139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782" calcext:value-type="float">
            <text:p>-78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281" calcext:value-type="float">
            <text:p>-28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847" calcext:value-type="float">
            <text:p>-184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476" calcext:value-type="float">
            <text:p>-147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621" calcext:value-type="float">
            <text:p>-16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897" calcext:value-type="float">
            <text:p>-8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523" calcext:value-type="float">
            <text:p>-15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171" calcext:value-type="float">
            <text:p>-117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861" calcext:value-type="float">
            <text:p>-186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953" calcext:value-type="float">
            <text:p>-95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709" calcext:value-type="float">
            <text:p>-70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877" calcext:value-type="float">
            <text:p>-187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264" calcext:value-type="float">
            <text:p>-12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591" calcext:value-type="float">
            <text:p>-159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989" calcext:value-type="float">
            <text:p>-198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81" calcext:value-type="float">
            <text:p>-28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773" calcext:value-type="float">
            <text:p>-177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�����~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4:17:06.292759301</dc:date>
    <meta:editing-duration>PT2M</meta:editing-duration>
    <meta:editing-cycles>1</meta:editing-cycles>
    <meta:document-statistic meta:table-count="1" meta:cell-count="1553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04cm" svg:height="15.919cm" xlink:href=".." xlink:type="simple" chart:class="chart:scatter" chart:style-name="ch1">
        <chart:legend chart:legend-position="end" svg:x="31.248cm" svg:y="7.66cm" style:legend-expansion="high" chart:style-name="ch2"/>
        <chart:plot-area chart:style-name="ch3" table:cell-range-address="mesure5.A1:mesure5.B779" chart:data-source-has-labels="row" svg:x="0.674cm" svg:y="0.318cm" svg:width="29.901cm" svg:height="15.283cm">
          <chartooo:coordinate-region svg:x="1.772cm" svg:y="0.518cm" svg:width="28.523cm" svg:height="14.8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5.B2:mesure5.B779" chart:label-cell-address="mesure5.B1:mesure5.B1" chart:class="chart:scatter">
            <chart:domain table:cell-range-address="mesure5.A2:mesure5.A779"/>
            <chart:data-point chart:repeated="7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mesure5.B1:mesure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sure5.A2:mesure5.A779</svg:desc>
                </draw:g>
              </table:table-cell>
              <table:table-cell office:value-type="float" office:value="1">
                <text:p>1</text:p>
                <draw:g>
                  <svg:desc>mesure5.B2:mesure5.B7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223">
                <text:p>-1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818">
                <text:p>-8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797">
                <text:p>-7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151">
                <text:p>-11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1143">
                <text:p>-11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892">
                <text:p>-8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782">
                <text:p>-7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-1171">
                <text:p>-11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1989">
                <text:p>-19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